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achlieli CLM1" svg:font-family="'Nachlieli CLM'"/>
    <style:font-face style:name="David CLM1" svg:font-family="'David CLM'" style:font-pitch="variable"/>
    <style:font-face style:name="David CLM" svg:font-family="'David CLM'" style:font-adornments="Regular" style:font-pitch="variable"/>
    <style:font-face style:name="Ezra SIL" svg:font-family="'Ezra SIL'"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Text_20_body">
      <style:paragraph-properties fo:text-align="end" style:justify-single-word="false" style:writing-mode="rl-tb"/>
    </style:style>
    <style:style style:name="P3" style:family="paragraph" style:parent-style-name="Text_20_body">
      <style:paragraph-properties fo:text-align="end" style:justify-single-word="false" style:writing-mode="rl-tb">
        <style:tab-stops>
          <style:tab-stop style:position="3.0138in"/>
        </style:tab-stops>
      </style:paragraph-properties>
    </style:style>
    <style:style style:name="P4" style:family="paragraph" style:parent-style-name="Text_20_body">
      <style:paragraph-properties fo:text-align="end" style:justify-single-word="false" style:writing-mode="rl-tb">
        <style:tab-stops>
          <style:tab-stop style:position="1.7146in"/>
        </style:tab-stops>
      </style:paragraph-properties>
    </style:style>
    <style:style style:name="P5" style:family="paragraph" style:parent-style-name="Brachot_20_HaShachar">
      <style:paragraph-properties fo:text-align="end" style:justify-single-word="false" style:writing-mode="rl-tb"/>
      <style:text-properties style:font-name-complex="David CLM1"/>
    </style:style>
    <style:style style:name="P6" style:family="paragraph" style:parent-style-name="Adon_20_Olam">
      <style:paragraph-properties fo:text-align="end" style:justify-single-word="false" style:writing-mode="rl-tb">
        <style:tab-stops>
          <style:tab-stop style:position="1.7146in"/>
        </style:tab-stops>
      </style:paragraph-properties>
    </style:style>
    <style:style style:name="P7" style:family="paragraph" style:parent-style-name="Brachot_20_HaShachar">
      <style:paragraph-properties fo:margin-left="-0.0063in" fo:margin-right="0in" fo:text-align="end" style:justify-single-word="false" fo:text-indent="0in" style:auto-text-indent="false" style:writing-mode="rl-tb">
        <style:tab-stops/>
      </style:paragraph-properties>
      <style:text-properties style:font-name-complex="David CLM1"/>
    </style:style>
    <style:style style:name="P8" style:family="paragraph" style:parent-style-name="Standard">
      <style:paragraph-properties fo:text-align="end" style:justify-single-word="false" style:writing-mode="rl-tb"/>
    </style:style>
    <style:style style:name="P9"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weight-asian="bold" style:font-name-complex="Ezra SIL" style:font-size-complex="12pt" style:font-style-complex="normal" style:font-weight-complex="normal"/>
    </style:style>
    <style:style style:name="P10" style:family="paragraph" style:parent-style-name="Text_20_body">
      <style:paragraph-properties fo:text-align="center" style:justify-single-word="false" style:writing-mode="rl-tb"/>
      <style:text-properties style:font-name="David CLM" fo:font-size="16pt" fo:language="en" fo:country="US" fo:font-style="normal" fo:font-weight="normal" style:font-size-asian="14pt" style:font-weight-asian="bold" style:font-name-complex="Ezra SIL" style:font-size-complex="16pt" style:font-style-complex="normal" style:font-weight-complex="normal"/>
    </style:style>
    <style:style style:name="P11" style:family="paragraph" style:parent-style-name="Text_20_body">
      <style:paragraph-properties fo:text-align="end" style:justify-single-word="false" style:writing-mode="rl-tb"/>
      <style:text-properties style:font-name="David CLM" fo:font-size="12pt" fo:language="en" fo:country="US" fo:font-style="normal" fo:font-weight="normal" style:font-size-asian="12pt" style:font-weight-asian="bold" style:font-name-complex="Ezra SIL" style:font-size-complex="12pt" style:font-style-complex="normal" style:font-weight-complex="normal"/>
    </style:style>
    <style:style style:name="P12" style:family="paragraph" style:parent-style-name="Text_20_body">
      <style:paragraph-properties fo:text-align="end" style:justify-single-word="false" style:writing-mode="rl-tb">
        <style:tab-stops>
          <style:tab-stop style:position="1.9591in"/>
          <style:tab-stop style:position="3.0138in"/>
        </style:tab-stops>
      </style:paragraph-properties>
      <style:text-properties style:font-name="David CLM" fo:font-size="12pt" fo:language="en" fo:country="US" fo:font-style="normal" fo:font-weight="normal" style:font-size-asian="12pt" style:font-weight-asian="bold" style:font-name-complex="Ezra SIL" style:font-size-complex="12pt" style:font-style-complex="normal" style:font-weight-complex="normal"/>
    </style:style>
    <style:style style:name="T1" style:family="text">
      <style:text-properties fo:color="#ff0000" style:font-name="David CLM" fo:font-size="10pt" fo:language="en" fo:country="US" fo:font-style="normal" fo:font-weight="normal" style:font-size-asian="10pt" style:font-weight-asian="bold" style:font-name-complex="David CLM" style:font-size-complex="10pt" style:font-style-complex="normal" style:font-weight-complex="normal"/>
    </style:style>
    <style:style style:name="T2" style:family="text">
      <style:text-properties fo:color="#ff0000" style:font-name="David CLM" fo:font-size="10pt" fo:language="en" fo:country="US" fo:font-style="normal" fo:font-weight="normal" style:font-size-asian="10pt" style:font-weight-asian="bold" style:font-size-complex="10pt" style:font-style-complex="normal" style:font-weight-complex="normal"/>
    </style:style>
    <style:style style:name="T3" style:family="text">
      <style:text-properties fo:color="#ff0000" style:font-name="David CLM" fo:font-size="10pt" fo:language="en" fo:country="US" fo:font-style="normal" fo:font-weight="normal" style:font-size-asian="10pt" style:font-weight-asian="bold" style:font-name-complex="Ezra SIL" style:font-size-complex="10pt" style:font-style-complex="normal" style:font-weight-complex="normal"/>
    </style:style>
    <style:style style:name="T4" style:family="text">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T5" style:family="text">
      <style:text-properties style:font-name="David CLM" fo:font-size="12pt" fo:language="en" fo:country="US" fo:font-style="normal" fo:font-weight="normal" style:font-size-asian="12pt" style:font-weight-asian="bold" style:font-name-complex="David CLM" style:font-size-complex="12pt" style:language-complex="he" style:country-complex="IL" style:font-style-complex="normal" style:font-weight-complex="normal"/>
    </style:style>
    <style:style style:name="T6" style:family="text">
      <style:text-properties style:font-name="David CLM" fo:font-size="12pt" fo:language="en" fo:country="US" fo:font-style="normal" fo:font-weight="normal" style:font-size-asian="12pt" style:font-weight-asian="bold" style:font-size-complex="12pt" style:font-style-complex="normal" style:font-weight-complex="normal"/>
    </style:style>
    <style:style style:name="T7" style:family="text">
      <style:text-properties style:font-name="David CLM" fo:font-size="12pt" fo:language="en" fo:country="US" fo:font-style="normal" fo:font-weight="normal" style:font-size-asian="12pt" style:font-weight-asian="bold" style:font-size-complex="12pt" style:language-complex="he" style:country-complex="IL" style:font-style-complex="normal" style:font-weight-complex="normal"/>
    </style:style>
    <style:style style:name="T8" style:family="text">
      <style:text-properties style:font-name="David CLM" fo:font-size="12pt" fo:language="en" fo:country="US" fo:font-style="normal" fo:font-weight="normal" style:font-size-asian="12pt" style:font-weight-asian="bold" style:font-name-complex="Ezra SIL" style:font-size-complex="12pt" style:font-style-complex="normal" style:font-weight-complex="normal"/>
    </style:style>
    <style:style style:name="T9" style:family="text">
      <style:text-properties style:font-name="David CLM" fo:font-size="12pt" fo:language="en" fo:country="US" fo:font-style="normal" fo:font-weight="normal" style:font-size-asian="12pt" style:font-weight-asian="bold" style:font-name-complex="Ezra SIL" style:font-size-complex="12pt" style:language-complex="he" style:country-complex="IL" style:font-style-complex="normal" style:font-weight-complex="normal"/>
    </style:style>
    <style:style style:name="T10" style:family="text">
      <style:text-properties style:font-name="David CLM" fo:font-size="12pt" fo:language="en" fo:country="US" fo:font-style="normal" fo:font-weight="bold" style:font-size-asian="12pt" style:font-weight-asian="bold" style:font-name-complex="David CLM" style:font-size-complex="12pt" style:font-style-complex="normal" style:font-weight-complex="bold"/>
    </style:style>
    <style:style style:name="T11" style:family="text">
      <style:text-properties style:font-name="David CLM" fo:font-size="12pt" fo:language="en" fo:country="US" fo:font-style="normal" fo:font-weight="bold" style:font-size-asian="12pt" style:font-weight-asian="bold" style:font-size-complex="12pt" style:font-style-complex="normal" style:font-weight-complex="bold"/>
    </style:style>
    <style:style style:name="T12" style:family="text">
      <style:text-properties style:font-name="David CLM" fo:font-size="12pt" fo:language="en" fo:country="US" fo:font-style="normal" fo:font-weight="bold" style:font-size-asian="12pt" style:font-weight-asian="bold" style:font-name-complex="Ezra SIL" style:font-size-complex="12pt" style:font-style-complex="normal" style:font-weight-complex="bold"/>
    </style:style>
    <style:style style:name="T13" style:family="text">
      <style:text-properties style:font-name="David CLM" fo:font-size="20pt" fo:language="en" fo:country="US" fo:font-style="normal" fo:font-weight="normal" style:font-size-asian="20pt" style:font-weight-asian="bold" style:font-name-complex="David CLM" style:font-size-complex="20pt" style:font-style-complex="normal" style:font-weight-complex="normal"/>
    </style:style>
    <style:style style:name="T14" style:family="text">
      <style:text-properties style:font-name="David CLM" fo:font-size="20pt" fo:language="en" fo:country="US" fo:font-style="normal" fo:font-weight="normal" style:font-size-asian="20pt" style:font-weight-asian="bold" style:font-size-complex="20pt" style:font-style-complex="normal" style:font-weight-complex="normal"/>
    </style:style>
    <style:style style:name="T15" style:family="text">
      <style:text-properties style:font-name="David CLM" fo:font-size="20pt" fo:language="en" fo:country="US" fo:font-style="normal" fo:font-weight="normal" style:font-size-asian="20pt" style:font-weight-asian="bold" style:font-name-complex="Ezra SIL" style:font-size-complex="20pt" style:font-style-complex="normal" style:font-weight-complex="normal"/>
    </style:style>
    <style:style style:name="T16" style:family="text">
      <style:text-properties style:font-name="David CLM" fo:font-size="10pt" fo:language="en" fo:country="US" fo:font-style="normal" fo:font-weight="normal" style:font-size-asian="10pt" style:font-weight-asian="bold" style:font-name-complex="David CLM" style:font-size-complex="10pt" style:font-style-complex="normal" style:font-weight-complex="normal"/>
    </style:style>
    <style:style style:name="T17" style:family="text">
      <style:text-properties style:font-name="David CLM" fo:font-size="10pt" fo:language="en" fo:country="US" fo:font-style="normal" fo:font-weight="normal" style:font-size-asian="10pt" style:font-weight-asian="bold" style:font-size-complex="10pt" style:font-style-complex="normal" style:font-weight-complex="normal"/>
    </style:style>
    <style:style style:name="T18" style:family="text">
      <style:text-properties style:font-name="David CLM" fo:font-size="10pt" fo:language="en" fo:country="US" fo:font-style="normal" fo:font-weight="normal" style:font-size-asian="10pt" style:font-weight-asian="bold" style:font-name-complex="Ezra SIL" style:font-size-complex="10pt" style:font-style-complex="normal" style:font-weight-complex="normal"/>
    </style:style>
    <style:style style:name="T19" style:family="text">
      <style:text-properties fo:font-size="10pt" style:font-size-asian="10pt" style:font-size-complex="10pt"/>
    </style:style>
    <style:style style:name="T20"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ברכת החמה <text:span text:style-name="T19">(ע״פ ספר לשון הכמים וספר בן איש חי)</text:span></text:p>
      <text:p text:style-name="P11">לַמְנַצֵּחַ, מִזְמוֹר לְדָוִד׃ הַשָּׁמַיִם, מְסַפְּרִים כְּבוֹד־אֵל; <text:s/>וּמַעֲשֵׂה יָדָיו, מַגִּיד הָרָקִיעַ׃ יוֹם לְיוֹם, יַבִּיעַ אֹמֶר; <text:s/>וְלַיְלָה לְּלַיְלָה, יְחַוֶּה־דָּעַת׃ אֵין־אֹמֶר, וְאֵין דְּבָרִים, <text:s/>בְּלִי, נִשְׁמָע קוֹלָם׃ בְּכָל־הָאָרֶץ, יָצָא קַוָּם, <text:s/>וּבִקְצֵה תֵבֵל, מִלֵּיהֶם; לַשֶּׁמֶשׁ, <text:s/>שָׂם־אֹהֶל בָּהֶם׃ וְהוּא־כְּחָתָן, יֹצֵא מֵחֻפָּתוֹ; <text:s/>יָשִׂישׂ כְּגִבּוֹר, לָרוּץ אֹרַח׃ מִקְצֵה הַשָּׁמַיִם, מוֹצָאוֹ־וּתְקוּפָתוֹ עַל־קְצוֹתָם; <text:s/>וְאֵין נִסְתָּר, מֵחַמָּתוֹ׃ תּוֹרַת יְהוָה תְּמִימָה, מְשִׁיבַת נָפֶשׁ; <text:s/>עֵדוּת יְהוָה נֶאֱמָנָה, מַחְכִּימַת פֶּתִי׃ פִּקּוּדֵי יְהוָה יְשָׁרִים, מְשַׂמְּחֵי־לֵב; <text:s/>מִצְוַת יְהוָה בָּרָה, מְאִירַת עֵינָיִם׃ יִרְאַת יְהוָה, טְהוֹרָה־עוֹמֶדֶת לָעַד; <text:s/>מִשְׁפְּטֵי־יְהוָה אֱמֶת; צָדְקוּ יַחְדָּו׃<text:bookmark text:name="11"/> הַנֶּחֱמָדִים־מִזָּהָב, וּמִפַּז רָב; <text:s/>וּמְתוּקִים מִדְּבַשׁ, וְנֹפֶת צוּפִים׃<text:bookmark text:name="12"/> גַּם־עַבְדְּךָ, נִזְהָר בָּהֶם; <text:s/>בְּשָׁמְרָם, עֵקֶב רָב׃<text:bookmark text:name="13"/> שְׁגִיאוֹת מִי־יָבִין; <text:s/>מִנִּסְתָּרוֹת נַקֵּנִי׃<text:bookmark text:name="14"/> גַּם מִזֵּדִים, חֲשֹׂךְ עַבְדֶּךָ־ <text:s/>אַל־יִמְשְׁלוּ־בִי אָז אֵיתָם; וְנִקֵּיתִי, <text:s/>מִפֶּשַׁע רָב׃<text:bookmark text:name="15"/> יִהְיוּ לְרָצוֹן אִמְרֵי־פִי, וְהֶגְיוֹן לִבִּי <text:s/>לְפָנֶיךָ, יְהוָה, <text:s/>צוּרִי וְגֹאֲלִי׃</text:p>
      <text:p text:style-name="P11">הַלְלוּיָהּ,הַלְלוּ אֶת־יְהוָה, מִן־הַשָּׁמַיִם; <text:s/>הַלְלוּהוּ, בַּמְּרוֹמִים׃ הַלְלוּהוּ כָל־מַלְאָכָיו; <text:s/>הַלְלוּהוּ, כָּל־צְבָאָו׃ הַלְלוּהוּ, שֶׁמֶשׁ וְיָרֵחַ; <text:s/>הַלְלוּהוּ, כָּל־כּוֹכְבֵי אוֹר׃ הַלְלוּהוּ, שְׁמֵי הַשָּׁמָיִם; <text:s/>וְהַמַּיִם, אֲשֶׁר מֵעַל הַשָּׁמָיִם׃ יְהַלְלוּ, אֶת־שֵׁם יְהוָה, <text:s/>כִּי הוּא צִוָּה וְנִבְרָאוּ׃ וַיַּעֲמִידֵם לָעַד לְעוֹלָם; <text:s/>חָק־נָתַן, וְלֹא יַעֲבוֹר׃ הַלְלוּ אֶת־יְהוָה, מִן־הָאָרֶץ־ <text:s/>תַּנִּינִים, וְכָל־תְּהֹמוֹת׃ אֵשׁ וּבָרָד, שֶׁלֶג וְקִיטוֹר; <text:s/>רוּחַ סְעָרָה, עֹשָׂה דְבָרוֹ׃ הֶהָרִים וְכָל־גְּבָעוֹת; <text:s/>עֵץ פְּרִי, וְכָל־אֲרָזִים׃ הַחַיָּה וְכָל־בְּהֵמָה; <text:s/>רֶמֶשׂ, וְצִפּוֹר כָּנָף׃<text:bookmark text:name="111"/> מַלְכֵי־אֶרֶץ, וְכָל־לְאֻמִּים; <text:s/>שָׂרִים, וְכָל־שֹׁפְטֵי אָרֶץ׃<text:bookmark text:name="121"/> בַּחוּרִים וְגַם־בְּתוּלוֹת; <text:s/>זְקֵנִים, עִם־נְעָרִים׃<text:bookmark text:name="131"/> יְהַלְלוּ, אֶת־שֵׁם יְהוָה־ <text:s/>כִּי־נִשְׂגָּב שְׁמוֹ לְבַדּוֹ הוֹדוֹ, <text:s/>עַל־אֶרֶץ וְשָׁמָיִם׃<text:bookmark text:name="141"/> וַיָּרֶם קֶרֶן לְעַמּוֹ, <text:s/>תְּהִלָּה לְכָל־חֲסִידָיו לִבְנֵי יִשְׂרָאֵל, <text:s/>עַם קְרֹבוֹ, הַלְלוּיָהּ׃</text:p>
      <text:p text:style-name="P9"/>
      <text:p text:style-name="P9">כִּי שֶׁמֶשׁ וּמָגֵן יְהוָה אֱלֹהִים חֵן וְכָבוֹד יִתֵּן יְהוָה לֹא יִמְנַע טוֹב לַהֹלְכִים בְּתָמִים׃ יִירָאוּךָ עִם שָׁמֶשׁ וְלִפְנֵי יָרֵחַ דּוֹר דּוֹרִים׃ וְזָרְחָה לָכֶם יִרְאֵי שְׁמִי שֶׁמֶשׁ צְדָקָה וּמַרְפֵּא בִּכְנָפֶיהָ וִיצָאתֶם וּפִשְׁתֶּם כְּעֶגְלֵי מַרְבֵּק׃ וְהָיָה אוֹר הַלְּבָנָה כְּאוֹר הַחַמָּה וְאוֹר הַחַמָּה יִהְיֶה שִׁבְעָתַיִם כְּאוֹר שִׁבְעַת הַיָּמִים בְּיוֹם חֲבֹשׁ יְהוָה אֶת שֶׁבֶר עַמּוֹ וּמַחַץ מַכָּתוֹ יִרְפָּא׃ וְכֵן הוּא אוֹמֵר וְאוֹהֲבָיו כְּצֵאת הַשֶּׁמֶש בִּגְבֻרָתוֹ׃</text:p>
      <text:p text:style-name="P9"/>
      <text:p text:style-name="P9">וַיֹּאמֶר אֱלֹהִים, יְהִי מְאֹרֹת בִּרְקִיעַ הַשָּׁמַיִם, לְהַבְדִּיל, בֵּין הַיּוֹם וּבֵין הַלָּיְלָה; וְהָיוּ לְאֹתֹת וּלְמוֹעֲדִים, וּלְיָמִים וְשָׁנִים׃ <text:bookmark text:name="151"/>וְהָיוּ לִמְאוֹרֹת בִּרְקִיעַ הַשָּׁמַיִם, לְהָאִיר עַל־הָאָרֶץ; וַיְהִי־כֵן׃ <text:bookmark text:name="161"/>וַיַּעַשׂ אֱלֹהִים, אֶת־שְׁנֵי הַמְּאֹרֹת הַגְּדֹלִים, אֶת־הַמָּאוֹר הַגָּדֹל, לְמֶמְשֶׁלֶת הַיּוֹם, וְאֶת־הַמָּאוֹר הַקָּטֹן לְמֶמְשֶׁלֶת הַלַּיְלָה, וְאֵת הַכּוֹכָבִים׃ <text:bookmark text:name="17"/>וַיִּתֵּן אֹתָם אֱלֹהִים, בִּרְקִיעַ הַשָּׁמָיִם, לְהָאִיר, עַל־הָאָרֶץ׃ <text:bookmark text:name="18"/>וְלִמְשֹׁל, בַּיּוֹם וּבַלַּיְלָה, וּלְהַבְדִּיל, בֵּין הָאוֹר וּבֵין הַחֹשֶׁךְ; וַיַּרְא אֱלֹהִים, כִּי־טוֹב׃<text:bookmark text:name="19"/> וַיְהִי־עֶרֶב וַיְהִי־בֹקֶר, יוֹם רְבִיעִי׃</text:p>
      <text:p text:style-name="P9">לשם ייחוד קדשא בריך הוא ושכינתיה <text:span text:style-name="T19">(יאהדונהי)</text:span> בדחילו ורחימו <text:span text:style-name="T19">(יאההויהה)</text:span> ורחימו ודחילו <text:span text:style-name="T19">(איההיוהה)</text:span> ליחדא אותיות י׳ וה׳ באותיות ו׳ וה׳ ביחודא שלים <text:span text:style-name="T19">(יהוה)</text:span> <text:s/>בשם כל־ישראל, הנה אנחנו באים להודות לה' על מעשה בראשית אשר עשה, ולברך בשמו הברכה אשר תקנו חכמים זכרונם לברכה ביום זה על החמה בתקופתה שעומדת ברקיע בתחלת המחזור כ"ח שנה שלה כמו תחלת עמידתה ביום רביעי בששת ימי בראשית, כדי לעשות נחת רוח ליוצרינו ולעשות רצון בוראינו לתקן שורש מצות הברכה הזאת במקום עליון, ויעלה לפניך כאלו כווננו במצוה הזאת כל הכונות הראויות לכוין׃ ויהי נעם אדני אלהינו עלינו, ומעשה ידינו כוננה עלינו, ומעשה ידינו כוננהו׃</text:p>
      <text:p text:style-name="P9"/>
      <text:p text:style-name="P7"><text:span text:style-name="Default_20_Hebrew"><text:span text:style-name="T15">בָּרוּךְ אַתָּה יהוה, אֱלֹהֵינוּ </text:span></text:span><text:soft-page-break/><text:span text:style-name="Default_20_Hebrew"><text:span text:style-name="T15">מֶלֶךְ הָעולָם, עוֹשֶׂה מַעֲשֵׂה בְרֵאשִׁית׃</text:span></text:span></text:p>
      <text:p text:style-name="P5"><text:span text:style-name="Default_20_Hebrew"><text:span text:style-name="T8"/></text:span></text:p>
      <text:p text:style-name="P12">הוֹדוּ לַיהוָה כִּי־טוֹב,<text:tab/>כִּי לְעוֹלָם חַסְדּוֹ׃<text:line-break/>הוֹדוּ, לֵאלֹהֵי הָאֱלֹהִים,<text:tab/>כִּי לְעוֹלָם חַסְדּוֹ׃<text:line-break/>הוֹדוּ, לַאֲדֹנֵי הָאֲדֹנִים,<text:tab/>כִּי לְעוֹלָם חַסְדּוֹ׃<text:line-break/>לְעֹשֵׂה נִפְלָאוֹת גְּדֹלוֹת לְבַדּוֹ,<text:tab/>כִּי לְעוֹלָם חַסְדּוֹ׃<text:line-break/>לְעֹשֵׂה הַשָּׁמַיִם, בִּתְבוּנָה,<text:tab/>כִּי לְעוֹלָם חַסְדּוֹ׃<text:line-break/>לְרֹקַע הָאָרֶץ, עַל־הַמָּיִם,<text:tab/>כִּי לְעוֹלָם חַסְדּוֹ׃<text:line-break/>לְעֹשֵׂה, אוֹרִים גְּדֹלִים,<text:tab/>כִּי לְעוֹלָם חַסְדּוֹ׃<text:line-break/>אֶת־הַשֶּׁמֶשׁ, לְמֶמְשֶׁלֶת בַּיּוֹם,<text:tab/>כִּי לְעוֹלָם חַסְדּוֹ׃<text:line-break/>אֶת־הַיָּרֵחַ וְכוֹכָבִים, לְמֶמְשְׁלוֹת בַּלָּיְלָה,<text:line-break/><text:tab/>כִּי לְעוֹלָם חַסְדּוֹ׃<text:line-break/>לְמַכֵּה מִצְרַיִם, בִּבְכוֹרֵיהֶם,<text:tab/>כִּי לְעוֹלָם חַסְדּוֹ׃<text:line-break/><text:bookmark text:name="112"/>וַיּוֹצֵא יִשְׂרָאֵל, מִתּוֹכָם,<text:tab/>כִּי לְעוֹלָם חַסְדּוֹ׃<text:line-break/><text:bookmark text:name="122"/>בְּיָד חֲזָקָה, וּבִזְרוֹעַ נְטוּיָה,<text:tab/>כִּי לְעוֹלָם חַסְדּוֹ׃<text:line-break/><text:bookmark text:name="132"/>לְגֹזֵר יַם־סוּף, לִגְזָרִים,<text:tab/>כִּי לְעוֹלָם חַסְדּוֹ׃<text:line-break/><text:bookmark text:name="142"/>וְהֶעֱבִיר יִשְׂרָאֵל בְּתוֹכוֹ,<text:tab/>כִּי לְעוֹלָם חַסְדּוֹ׃<text:line-break/><text:bookmark text:name="152"/>וְנִעֵר פַּרְעֹה וְחֵילוֹ בְיַם־סוּף,<text:tab/>כִּי לְעוֹלָם חַסְדּוֹ׃<text:line-break/><text:bookmark text:name="162"/>לְמוֹלִיךְ עַמּוֹ, בַּמִּדְבָּר,<text:tab/>כִּי לְעוֹלָם חַסְדּוֹ׃<text:line-break/><text:bookmark text:name="171"/>לְמַכֵּה, מְלָכִים גְּדֹלִים,<text:tab/>כִּי לְעוֹלָם חַסְדּוֹ׃<text:line-break/><text:bookmark text:name="181"/>וַיַּהֲרֹג, מְלָכִים אַדִּירִים,<text:tab/>כִּי לְעוֹלָם חַסְדּוֹ׃<text:line-break/><text:bookmark text:name="191"/>לְסִיחוֹן, מֶלֶךְ הָאֱמֹרִי,<text:tab/>כִּי לְעוֹלָם חַסְדּוֹ׃<text:line-break/>וּלְעוֹג, מֶלֶךְ הַבָּשָׁן,<text:tab/>כִּי לְעוֹלָם חַסְדּוֹ׃<text:line-break/><text:bookmark text:name="211"/>וְנָתַן אַרְצָם לְנַחֲלָה,<text:tab/>כִּי לְעוֹלָם חַסְדּוֹ׃<text:line-break/><text:bookmark text:name="22"/>נַחֲלָה, לְיִשְׂרָאֵל עַבְדּוֹ,<text:tab/>כִּי לְעוֹלָם חַסְדּוֹ׃<text:line-break/><text:bookmark text:name="23"/>שֶׁבְּשִׁפְלֵנוּ, זָכַר לָנוּ,<text:tab/>כִּי לְעוֹלָם חַסְדּוֹ׃<text:line-break/><text:bookmark text:name="24"/>וַיִּפְרְקֵנוּ מִצָּרֵינוּ,<text:tab/>כִּי לְעוֹלָם חַסְדּוֹ׃<text:line-break/><text:bookmark text:name="25"/>נֹתֵן לֶחֶם, לְכָל־בָּשָׂר,<text:tab/>כִּי לְעוֹלָם חַסְדּוֹ׃<text:line-break/><text:bookmark text:name="26"/>הוֹדוּ, לְאֵל הַשָּׁמָיִם,<text:tab/>כִּי לְעוֹלָם חַסְדּוֹ׃</text:p>
      <text:p text:style-name="P3"><text:span text:style-name="Default_20_Hebrew"><text:span text:style-name="T8"/></text:span></text:p>
      <text:p text:style-name="P1"><text:bookmark text:name="33"/><text:span text:style-name="Default_20_Hebrew"><text:span text:style-name="T3">אֵל אָדוֹן עַל־כָּל־הַמַּעֲשִׂים.</text:span></text:span><text:span text:style-name="Default_20_Hebrew"><text:span text:style-name="T18"> בָּרוּךְ וּמְבוֹרָךְ בְּפִי כָל־הַנְּשָׁמָה׃ <text:line-break/>גָּדְלוֹ וְטוּבוֹ מָלֵא עוֹלָם. דַּעַת וּתְבוּנָה סוֹבְבִים הוֹדוֹ׃ <text:line-break/>הַמִּתְגָּאֶה עַל חַיּוֹת הַקֹּדֶשׁ. וְנֶהְדָּר בְּכָבוֹד עַל הַמֶּרְכָּבָה׃ <text:line-break/>זְכוּת וּמִישׁוֹר לִפְנֵי כִסְאוֹ. חֶסֶד וְרַחֲמִים מָלֵא כְבוֹדוֹ׃ <text:line-break/>טוֹבִים מְאוֹרוֹת שֶׁבְּרָאָם אֱלהֵינוּ. יְצָרָם בְּדַעַת בְּבִינָה וּבְהַשְׂכֵּל׃ <text:line-break/>כֹּחַ וּגְבוּרָה נָתַן בָּהֶם. לִהְיוֹת מוֹשְׁלִים בְּקֶרֶב תֵּבֵל׃ <text:line-break/>מְלֵאִים זִיו וּמְפִיקִים נוֹגַהּ. נָאֶה זִיוָם בְּכָל־הָעולָם׃ <text:line-break/>שְׂמֵחִים בְּצֵאתָם שָׂשִׂים בְּבוֹאָם. עוֹשִׂים בְּאֵימָה רְצוֹן קוֹנֵיהֶם׃ <text:line-break/>פְּאֵר וְכָבוֹד נוֹתְנִים לִשְׁמוֹ. צָהֳלָה וְרִנָּה לְזֵכֶר מַלְכוּתוֹ׃ <text:line-break/>קָרָא לַשֶּׁמֶשׁ וַיִּזְרַח אוֹר. רָאָה וְהִתְקִין צוּרַת הַלְּבָנָה׃ <text:line-break/>שֶׁבַח נוֹתְנִים לוֹ כָּל־צְבָא מָרוֹם.<text:line-break/>תִּפְאֶרֶת וּגְדוּלָה שְׂרָפִים וְחַיּוֹת וְאוֹפַנֵּי הַקֹּדֶשׁ׃ </text:span></text:span></text:p>
      <text:p text:style-name="P1"><text:span text:style-name="Default_20_Hebrew"><text:span text:style-name="T8"/></text:span></text:p>
      <text:p text:style-name="P9">שִׁיר, לַמַּעֲלוֹת אֶשָּׂא עֵינַי, אֶל-הֶהָרִים, מֵאַיִן יָבֹא עֶזְרִי׃ עֶזְרִי מֵעִם יְהוָה, עֹשֵׂה שָׁמַיִם וָאָרֶץ׃ אַל-יִתֵּן לַמּוֹט רַגְלֶךָ; אַל-יָנוּם שֹׁמְרֶךָ׃ הִנֵּה לֹא-יָנוּם וְלֹא יִישָׁן, שׁוֹמֵר יִשְׂרָאֵל׃ יְהוָה שֹׁמְרֶךָ; יְהוָה צִלְּךָ עַל-יַד יְמִינֶךָ׃ יוֹמָם הַשֶּׁמֶשׁ לֹא-יַכֶּכָּה; וְיָרֵחַ בַּלָּיְלָה׃ יְהוָה יִשְׁמָרְךָ מִכָּל-רָע, יִשְׁמֹר אֶת-נַפְשֶׁךָ׃ יְהוָה יִשְׁמָר-צֵאתְךָ וּבוֹאֶךָ, מֵעַתָּה וְעַד-עוֹלָם׃</text:p>
      <text:p text:style-name="P1"><text:span text:style-name="Default_20_Hebrew"><text:span text:style-name="T8"/></text:span></text:p>
      <text:p text:style-name="P1"><text:span text:style-name="Default_20_Hebrew"><text:span text:style-name="T8">עָלֵינוּ לְשַׁבֵּחַ לַאֲדוֹן הַכֹּל, לָתֵת גְּדֻלָּה לְיוֹצֵר בְּרֵאשִׁית, שֶׁלֹּא עָשָׂנוּ כְּגוֹיֵי הָאֲרָצוֹת, וְלֹא שָׂמָנוּ כְּמִשְׁפְּחוֹת הָאֲדָמָה. שֶׁלֹּא שָׂם חֶלְקֵנוּ כָּהֶם, וגוֹרָלֵנוּ כְּכָל־הֲמוֹנָם, שֶׁהֵם מִשְׁתַּחֲוִים לְהֶבֶל וָרִיק, וּמִתְפַּלְּלִים אֶל אֵל לֹא יוֹשִׁיעַ. וַאֲנַחְנוּ מִשְׁתַּחֲוִים לִפְנֵי מֶלֶךְ מַלְכֵי הַמְּלָכִים הַקָּדוֹשׁ בָּרוּךְ הוּא, שֶׁהוּא נוֹטֶה שָׁמַיִם וְיֹסֵד אָרֶץ, וּמוֹשַׁב יְקָרוֹ בַּשָּׁמַיִם מִמַּעַל, וּשְׁכִינַת עֻזּוֹ בְּגָבְהֵי מְרוֹמִים. הוּא אֱלֹהֵינוּ, וְאֵין עוֹד אַחֵר אֱמֶת מַלְכֵּנוּ, אֶפֶס זוּלָתוֹ. כַּכָּתוּב בְּתּוֹרָה, וְיָדַעְתָּ הַיּוֹם וַהֲשֵׁבֹתָ אֶל לְבָבֶךָ כִּי יְהוָה הוּא הָאֱלֹהִים בַּשָּׁמַיִם מִמַּעַל וְעַל הָאָרֶץ מִתָּחַת אֵין עוֹד׃</text:span></text:span></text:p>
      <text:p text:style-name="P1"><text:span text:style-name="Default_20_Hebrew"><text:span text:style-name="T8"/></text:span></text:p>
      <text:p text:style-name="P1"><text:span text:style-name="Default_20_Hebrew"><text:span text:style-name="T8">עַל כֵּן נְקַוֶּה־לָּךְ יְהוָה אֱלֹהֵינוּ, לִרְאוֹת מְהֵרָה בְּתִפְאֶרֶת עֻזָּךְ, לְהַעֲבִיר גִּלּוּלִים מִן הָאָרֶץ, וְהָאֱלִילִים כָּרוֹת יִכָּרֵתוּן, לְתַקֵּן עוֹלָם בְּמַלְכוּת שַׁדַּי, וְכָל בְּנֵי בָשָׂר יִקְרְאוּ בִשְׁמֶךָ, לְהַפְנוֹת אֵלֶיךָ כָּל רִשְׁעֵי אָרֶץ. יַכִּירוּ וְיֵדְעוּ כָּל יוֹשְׁבֵי תֵבֵל, כִּי־לְךָ תִּכְרַע כָּל־בֶּרֶךְ, תִּשָּׁבַע כָּל לָשׁוֹן. לְפָנֶיךָ יְהוָה אֱלֹהֵינוּ יִכְרְעוּ וְיִפֹּלוּ, וְלִכְבוֹד שִׁמְךָ יְקָר </text:span></text:span><text:soft-page-break/><text:span text:style-name="Default_20_Hebrew"><text:span text:style-name="T8">יִתֵּנוּ, וִיקַבְּלוּ כֻלָּם אֶת עֹל מַלְכוּתֶךָ, וְתִמְלֹךְ עֲלֵיהֶם מְהֵרָה לְעוֹלָם וָעֶד. כִּי הַמַּלְכוּת שֶׁלְּךָ הִיא, וּלְעוֹלְמֵי עַד תִּמְלֹךְ בְּכָבוֹד. כַּכָּתוּב בְּתוֹרָתָךְ, </text:span></text:span><text:span text:style-name="T8">יהוה יִמְלֹךְ לְעֹלָם וָעֶד׃ וְנֶאֱמַר, וְהָיָה יהוה לְמֶלֶךְ עַל כָּל הָאָרֶץ בַּיּוֹם הַהוּא יִהְיֶה יהוה אֶחָד וּשְׁמוֹ אֶחָד׃</text:span></text:p>
      <text:p text:style-name="P1"><text:span text:style-name="Default_20_Hebrew"><text:span text:style-name="T8"/></text:span></text:p>
      <text:p text:style-name="P6"><text:span text:style-name="Default_20_Hebrew"><text:span text:style-name="T8">אֲדוֹן עוֹלָם אֲשֶׁר מָלַךְ<text:tab/>בְּטֶרֶם כָּל יְצִיר נִבְרָא<text:line-break/>לְעֵת נַעֲשָׂה בְחֶפְצוֹ כֹּל<text:tab/>אֲזַי מֶלֶךְ שְׁמוֹ נִקְרָא<text:line-break/>וְאַחֲרֵי כִּכְלוֹת הַכֹּל<text:tab/>לְבַדּוֹ יִמְלֹךְ נוֹרָא<text:line-break/>וְהוּא הָיָה וְהוּא הֹוֶה<text:tab/>וְהוּא יִהְיֶה בְּתִפְאָרָה<text:line-break/>וְהוּא אֶחָד וְאֵין שֵׁנִי<text:tab/>לְהַמְשִׁילוֹ וּלְהַחְבִּירָה<text:line-break/>בְּלִי רֵאשִׁית בְּלִי תַכְלִית<text:tab/>וְלוֹ הָעֹז וְהַמִּשְׂרָה<text:line-break/>בְּלִי עֵרֶךְ בְּלִי דִמְיוֹן<text:tab/>בְּלִי שִׁנּוּי וּתְמוּרָה<text:line-break/>בְּלִי חִבּוּר בְּלִי פֵרוּד<text:tab/>גְּדָל כֹּחַ וּגְבוּרָה<text:line-break/>וְהוּא אֵלִי וְחַי גּוֹאֲלִי<text:tab/>וְצוּר חֶבְלִי בְּיוֹם צָרָה<text:line-break/>וְהוּא נִסִּי וּמָנוּסִי<text:tab/>מְנָת כּוֹסִי בְּיוֹם אֶקְרָא<text:line-break/>וְהוּא רוֹפֵא וְהוּא מַרְפֵּא<text:tab/>וְהוּא צוֹפֶה וְהוּא עֶזְרָה<text:line-break/>בְּיָדוֹ אַפְקִיד רוּחִי<text:tab/>בְּעֵת אִישַׁן וְאָעִירָה<text:line-break/>וְעִם רוּחִי גְּוִיָּתִי<text:tab/>אֲדֹנָי לִי וְלֹא אִירָא<text:line-break/>בְּמִקְדָשׁוֹ תָּגֵל נַפְשִׁי<text:tab/>מְשִׁיחֵנוּ יִשְׁלַח מְהֵרָה<text:line-break/>וְאָז נָשִׁיר בְּבֵית קָדְשִׁי<text:tab/>אָמֵן אָמֵן שֵׁם הַנּוֹרָא</text:span></text:span></text:p>
      <text:p text:style-name="P4"><text:span text:style-name="Default_20_Hebrew"><text:span text:style-name="T8"/></text:span></text:p>
      <text:p text:style-name="P2"><text:span text:style-name="Default_20_Hebrew"><text:span text:style-name="T8">יהי רצון מלפניך יהוה אלהינו ואלהי אבותינו, כמו שהחייתנו וקיימתנו והגעתנו לזמן הזה לברך בו ברכת החמה לשמך, כן תחיינו ותקיימנו ותזכינו בתקופת החמה אשר תהיינה בשנים הבאים עלינו לחיים טובים ולשלום, שמחים בבנין עירך וששים בעבודתיך ותזכינו לראות פני משיחיך ויתקיים בימינו מקרא שכתוב וְהָיָה אוֹר הַלְּבָנָה כְּאוֹר הַחַמָּה וְאוֹר הַחַמָּה יִהְיֶה שִׁבְעָתַיִם כְּאוֹר שִׁבְעַת הַיָּמִים בְּיוֹם חֲבֹשׁ יְהוָה אֶת שֶׁבֶר עַמּוֹ וּמַחַץ מַכָּתוֹ יִרְפָּא׃ ויהי נעם אדני אלהינו עלינו, ומעשה ידינו כוננה עלינו, ומעשה ידינו כוננהו׃ </text:span></text:span><text:bookmark text:name="43"/><text:span text:style-name="Default_20_Hebrew"><text:span text:style-name="T8">יִהְיוּ לְרָצוֹן אִמְרֵי פִי וְהֶגְיוֹן לִבִּי לְפָנֶיךָ, יהוה צוּרִי וְגאֲלִי׃</text:span></text:span></text:p>
      <text:p text:style-name="Horizontal_20_Line"><text:span text:style-name="Default_20_Hebrew"><text:span text:style-name="T8"/></text:span></text:p>
      <text:p text:style-name="P2"><text:span text:style-name="Default_20_Hebrew"><text:span text:style-name="T9">רִבִּי חֲנַנְיָה בֶּן עֲקַשְׁיָא אוֹמֵר׃</text:span></text:span><text:span text:style-name="Default_20_Hebrew"><text:span text:style-name="T8"> </text:span></text:span><text:span text:style-name="Default_20_Hebrew"><text:span text:style-name="T9">רָצָה הַקָּדוֹשׁ בָּרוּךְ הוּא לְזַכּוֹת אֶת יִשְׂרָאֵל,</text:span></text:span><text:span text:style-name="Default_20_Hebrew"><text:span text:style-name="T8"> </text:span></text:span><text:span text:style-name="Default_20_Hebrew"><text:span text:style-name="T9">לְפִיכָּךְ הִרְבָּה לָהֶם תּוֹרָה וּמִצְוֹת</text:span></text:span><text:span text:style-name="Default_20_Hebrew"><text:span text:style-name="T8">, </text:span></text:span><text:span text:style-name="Default_20_Hebrew"><text:span text:style-name="T9">שֶׁנֶּאֱמָר׃</text:span></text:span><text:span text:style-name="Default_20_Hebrew"><text:span text:style-name="T8"> </text:span></text:span><text:span text:style-name="Default_20_Hebrew"><text:span text:style-name="T9">יְהֹוָה חָפֵץ לְמַעַן צִדְקוֹ</text:span></text:span><text:span text:style-name="Default_20_Hebrew"><text:span text:style-name="T8">, </text:span></text:span><text:span text:style-name="Default_20_Hebrew"><text:span text:style-name="T9">יַגְדִּיל תּוֹרָה וְיַאְדִּיר׃</text:span></text:span></text:p>
      <text:p text:style-name="P2"><text:span text:style-name="Default_20_Hebrew"><text:span text:style-name="T8"/></text:span></text:p>
      <text:p text:style-name="P1"><text:bookmark text:name="113"/><text:span text:style-name="Default_20_Hebrew"><text:span text:style-name="T12">יִתְגַּדַּל</text:span></text:span><text:span text:style-name="Default_20_Hebrew"><text:span text:style-name="T8"> וְיִתְקַדַּשׁ שְׁמֵהּ רַבָּא. (אמן)׃ בְּעָלְמָא דִּי בְרָא כִּרְעוּתֵהּ. וְיַמְלִיךְ מַלְכוּתֵהּ. וְיַצְמַח פֻּרְקָנֵהּ. וִיקָרֵב מְשִׁיחֵהּ. (אמן)׃ בְּחַיֵּיכוֹן וּבְיומֵיכוֹן וּבְחַיֵּי דְכֹל בֵּית יִשְׂרָאֵל בַּעֲגָלָא וּבִזְמַן קָרִיב וְאִמְרוּ אָמֵן׃ (אמן) יְהֵא שְׁמֵהּ רַבָּא מְבָרַךְ. לְעָלַם וּלְעָלְמֵי עָלְמַיָּא יִתְבָּרַךְ. וְיִשְׁתַּבַּח. וְיִתְפָּאַר. וְיִתְרוֹמָם. וְיִתְנַשֵּׂא. וְיִתְהַדָּר. וְיִתְעַלֶּה. וְיִתְהַלָּל שְׁמֵהּ דְּקֻדְשָׁא בְּרִיךְ הוּא. (אמן)׃ לְעֵלָּא מִן כָּל בִּרְכָתָא. שִׁירָתָא. תִּשְׁבְּחָתָא וְנֶחָמָתָא. דַּאֲמִירָן בְּעָלְמָא וְאִמְרוּ אָמֵן. (אמן)׃ <text:line-break/><text:line-break/>עַל יִשְׂרָאֵל וְעַל רַבָּנָן וְעַל תַּלְמִידֵיהוֹן וְעַל כָּל תַּלְמִידֵי תַלְמִידֵיהוֹן. דְּעָסְקִין בְּאוֹרַיְתָא קַדִּשְׁתָּא. דִּי בְאַתְרָא הָדֵין וְדִי בְכָל אָתָר וְאָתָר. יְהֵא לָנָא וּלְהוֹן וּלְכוֹן חִנָּא וְחִסְדָּא וְרַחֲמֵי. מִן קֳדָם מָארֵהּ שְׁמַיָּא וְאַרְעָא וְאִמְרוּ אָמֵן. (אמן)׃ <text:line-break/><text:line-break/>יְהֵא שְׁלָמָא רַבָּא מִן שְׁמַיָּא. חַיִּים וְשָׂבָע וִישׁוּעָה וְנֶחָמָה וְשֵׁיזָבָא וּרְפוּאָה וּגְאֻלָּה וּסְלִיחָה וְכַפָּרָה וְרֵיוַח וְהַצָּלָה. לָנוּ וּלְכָל־עַמּו יִשְׂרָאֵל וְאִמְרוּ אָמֵן. (אמן)׃ <text:line-break/><text:line-break/>עוֹשֶׂה שָׁלוֹם בִּמְרוֹמָיו. הוּא בְּרַחֲמָיו יַעֲשֶׂה שָׁלוֹם עָלֵינוּ. וְעַל־כָּל־עַמּוֹ יִשְׂרָאֵל וְאִמְרוּ אָמֵן. (אמן)׃ </text:span></text:span></text:p>
      <text:p text:style-name="P2"><text:span text:style-name="Default_20_Hebrew"><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achlieli CLM1" svg:font-family="'Nachlieli CLM'"/>
    <style:font-face style:name="David CLM1" svg:font-family="'David CLM'" style:font-pitch="variable"/>
    <style:font-face style:name="David CLM" svg:font-family="'David CLM'" style:font-adornments="Regular" style:font-pitch="variable"/>
    <style:font-face style:name="Ezra SIL" svg:font-family="'Ezra SIL'"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Nachlieli CLM" style:font-size-complex="24pt" style:font-weight-complex="bold"/>
    </style:style>
    <style:style style:name="Brachot_20_HaShachar" style:display-name="Brachot HaShachar" style:family="paragraph" style:parent-style-name="Standard">
      <style:paragraph-properties fo:margin-left="0.2in" fo:margin-right="0in" fo:margin-top="0in" fo:margin-bottom="0in" fo:text-align="end" fo:text-align-last="center" style:justify-single-word="false" fo:text-indent="-0.2in" style:auto-text-indent="false">
        <style:tab-stops/>
      </style:paragraph-properties>
    </style:style>
    <style:style style:name="Adon_20_Olam" style:display-name="Adon Olam" style:family="paragraph" style:parent-style-name="Standard">
      <style:paragraph-properties fo:text-align="end" fo:text-align-last="center" style:justify-single-word="false">
        <style:tab-stops>
          <style:tab-stop style:position="0in"/>
          <style:tab-stop style:position="3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fault_20_Hebrew" style:display-name="Default Hebrew" style:family="text">
      <style:text-properties style:font-size-asian="10.5pt" style:font-name-complex="David CLM" style:font-size-complex="16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rl-tb" style:footnote-max-height="0in">
        <style:columns fo:column-count="2" fo:column-gap="0.039in">
          <style:column style:rel-width="32767*" fo:start-indent="0in" fo:end-indent="0.0193in"/>
          <style:column style:rel-width="32768*" fo:start-indent="0.0193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n Bloom</meta:initial-creator>
    <meta:creation-date>2009-02-22T19:34:43</meta:creation-date>
    <dc:date>2009-03-23T20:30:13</dc:date>
    <meta:editing-duration>PT01H47M30S</meta:editing-duration>
    <meta:editing-cycles>9</meta:editing-cycles>
    <meta:generator>OpenOffice.org/3.0$Unix OpenOffice.org_project/300m15$Build-9379</meta:generator>
    <meta:document-statistic meta:table-count="0" meta:image-count="0" meta:object-count="0" meta:page-count="3" meta:paragraph-count="16" meta:word-count="1549" meta:character-count="11025"/>
    <meta:user-defined meta:name="Info 1"/>
    <meta:user-defined meta:name="Info 2"/>
    <meta:user-defined meta:name="Info 3"/>
    <meta:user-defined meta:name="Info 4"/>
  </office:meta>
</office:document-meta>
</file>